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2.77mm"/>
    </style:style>
    <style:style style:name="co2" style:family="table-column">
      <style:table-column-properties fo:break-before="auto" style:column-width="349.1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Plateau_tourna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Lien</text:p>
          </table:table-cell>
          <table:table-cell table:style-name="ce1" office:value-type="string" calcext:value-type="string">
            <text:p>Quantité</text:p>
          </table:table-cell>
        </table:table-row>
        <table:table-row table:style-name="ro2">
          <table:table-cell office:value-type="string" calcext:value-type="string">
            <text:p>balance arduino</text:p>
          </table:table-cell>
          <table:table-cell office:value-type="string" calcext:value-type="string">
            <text:p><text:a xlink:href="https://www.amazon.fr/ViewTek-Arduino-Balance-électronique-précision/dp/B078PNFKQT/ref=sr_1_2?__mk_fr_FR=ÅMÅŽÕÑ&amp;crid=33399M67EQB7&amp;keywords=balance+arduino&amp;qid=1554707659&amp;s=gateway&amp;sprefix=balance+ard%2Caps%2C205&amp;sr=8-2" xlink:type="simple">Viewtek KS0087 Kit Arduino Balance électronique de précision jusquà 5 KG - à Monter soi-même DYI - avec Carte Arduino UNO R3 – Guide leçons Photo Assemblage, diagrammes, Codes, vidéos et tutoriels</text:a></text:p>
          </table:table-cell>
          <table:table-cell office:value-type="string" calcext:value-type="string">
            <text:p>1 lot</text:p>
          </table:table-cell>
        </table:table-row>
        <table:table-row table:style-name="ro2">
          <table:table-cell office:value-type="string" calcext:value-type="string">
            <text:p>expander I2C</text:p>
          </table:table-cell>
          <table:table-cell office:value-type="string" calcext:value-type="string">
            <text:p><text:a xlink:href="https://www.amazon.fr/Kongnijiwa-dextension-parallèle-Développement-dévaluation/dp/B07M919WJW/ref=sr_1_3?__mk_fr_FR=ÅMÅŽÕÑ&amp;keywords=expander+i2c&amp;qid=1554474862&amp;s=gateway&amp;sr=8-3" xlink:type="simple">Kongnijiwa Modules PCF8574 IO Carte d'extension 8bit Expander parallèle Développement I2C-Bus Module d'évaluation</text:a>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Bouton poussoir</text:p>
          </table:table-cell>
          <table:table-cell office:value-type="string" calcext:value-type="string">
            <text:p><text:a xlink:href="https://www.amazon.fr/XCSOURCE-Boutons-poussoirs-bricolage-couleurs-Raspberry/dp/B071WP4ZW4/ref=sr_1_7?__mk_fr_FR=ÅMÅŽÕÑ&amp;keywords=bouton+poussoir+arcade&amp;qid=1554474739&amp;s=gateway&amp;sr=8-7" xlink:type="simple">XCSOURCE 12pcs Boutons-poussoirs 12x24mm Kit Paquet pièces bricolage Arcade Boutons 6 couleurs pour Jeu Raspberry Pi MAME Jamma AC83</text:a>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Résistance 10k Ohms</text:p>
          </table:table-cell>
          <table:table-cell office:value-type="string" calcext:value-type="string">
            <text:p><text:a xlink:href="https://www.amazon.fr/Sourcingmap-axial-plomb-résistances-Carbone/dp/B0087ZDQQ0/ref=sr_1_3?__mk_fr_FR=ÅMÅŽÕÑ&amp;crid=2736E4SC4A7CC&amp;keywords=resistance+10k+ohm&amp;qid=1553678855&amp;s=gateway&amp;sprefix=resistance+10%2Caps%2C214&amp;sr=8-3" xlink:type="simple">Sourcingmap 100 x 1/4 W 250 V 10 K Ohm axial plomb résistances film Carbone</text:a>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Arduino mega 2560</text:p>
          </table:table-cell>
          <table:table-cell office:value-type="string" calcext:value-type="string">
            <text:p><text:a xlink:href="https://www.amazon.fr/Elegoo-Carte-ATmega2560-ATMEGA-Arduino/dp/B06XKZY117/ref=sr_1_5?__mk_fr_FR=ÅMÅŽÕÑ&amp;crid=2GP60V656KWNF&amp;keywords=arduino+mega&amp;qid=1553679322&amp;s=gateway&amp;sprefix=arduino%2Caps%2C197&amp;sr=8-5" xlink:type="simple">ELEGOO Carte Mega 2560 R3 ATmega2560 ATMEGA 16U2 Board Bleu avec Câble USB(Bleu)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jumper</text:p>
          </table:table-cell>
          <table:table-cell office:value-type="string" calcext:value-type="string">
            <text:p><text:a xlink:href="https://www.amazon.fr/Haljia-120-pcs-Multicolore-femelle-Breadboard/dp/B06W9HL7LB/ref=sr_1_19?s=hi&amp;ie=UTF8&amp;qid=1528961968&amp;sr=1-19&amp;keywords=jumper+cable" xlink:type="simple">HALJIA Lot de 120 câbles jumper DuPont pour platine d’expérimentation breadboard 40 mâle-femelle, 40 mâle-mâle, 40 femelle-femelle Multicolore 30 cm</text:a></text:p>
          </table:table-cell>
          <table:table-cell office:value-type="string" calcext:value-type="string">
            <text:p>1 lot</text:p>
          </table:table-cell>
        </table:table-row>
        <table:table-row table:style-name="ro2">
          <table:table-cell office:value-type="string" calcext:value-type="string">
            <text:p>gaine thermorétractable</text:p>
          </table:table-cell>
          <table:table-cell office:value-type="string" calcext:value-type="string">
            <text:p><text:a xlink:href="https://www.amazon.fr/dp/B071D7LJ31?aaxitk=ayTNJs6F8Dcsvbh-BcM7sQ&amp;pd_rd_i=B071D7LJ31&amp;pf_rd_m=A1X6FK5RDHNB96&amp;pf_rd_p=4194681853061575246&amp;pf_rd_s=desktop-sx-top-slot&amp;pf_rd_t=301&amp;pf_rd_i=cosses+electriques&amp;hsa_cr_id=7189640600502" xlink:type="simple">Eventronic 560 Pezzi Guaine Termorestringenti Tubo Termorestringente Per Cavi Elettrici Tubo Termoretraibile Car Electrical Wire Tubing 5 Colori 12 Taglia</text:a></text:p>
          </table:table-cell>
          <table:table-cell office:value-type="string" calcext:value-type="string">
            <text:p>1 lot</text:p>
          </table:table-cell>
        </table:table-row>
        <table:table-row table:style-name="ro2">
          <table:table-cell office:value-type="string" calcext:value-type="string">
            <text:p>aimants</text:p>
          </table:table-cell>
          <table:table-cell office:value-type="string" calcext:value-type="string">
            <text:p><text:a xlink:href="https://www.amazon.fr/Aimants-réfrigérateur-magnétron-lartisanat-organisation/dp/B06XD82PNB/ref=sr_1_1?__mk_fr_FR=ÅMÅŽÕÑ&amp;crid=1X35BK09YZUL5&amp;keywords=aimant+6mm+x+3mm&amp;qid=1553679689&amp;s=gateway&amp;sprefix=aimants+6+mm+%2Caps%2C204&amp;sr=8-1" xlink:type="simple">Aimants en disque pour réfrigérateur faits de néodyme N52 (30 PCs) | 6 mm x 3 mm, 1/4 "x 1/8" | Aimants en disques Rare Earth en magnétron pour l'Arts l'artisanat loisirs et organisation de bureau</text:a>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Cosses 2.8 mm</text:p>
          </table:table-cell>
          <table:table-cell office:value-type="string" calcext:value-type="string">
            <text:p><text:a xlink:href="https://www.amazon.fr/ManYee-connecteurs-électriques-terminal-terminals/dp/B0795QNWKQ/ref=sr_1_2?rps=1&amp;ie=UTF8&amp;qid=1529655965&amp;sr=8-2&amp;keywords=cosses+2.8+mm" xlink:type="simple">ManYee 150 Pièces Cosse Électrique Moto Femelle Terminal Connecteurs 2.8 mm 4.8 mm 6.3 mm avec Manches D'isolation Assortiment Kit pour Voiture, Vélo, Bateau</text:a>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vis M3 16 mm</text:p>
          </table:table-cell>
          <table:table-cell office:value-type="string" calcext:value-type="string">
            <text:p><text:a xlink:href="https://www.amazon.fr/Sourcingmap®-Bouchon-Douille-hexagonale-Boulons/dp/B0143GZ6D2/ref=sr_1_37?__mk_fr_FR=ÅMÅŽÕÑ&amp;keywords=vis+m3+16mm&amp;qid=1559547215&amp;s=gateway&amp;sr=8-37-spell" xlink:type="simple">Sourcingmap® M3 x 16 mm Bouchon à vis point Douille hexagonale Vis Boulons 100 pcs</text:a>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vis M3 10 mm</text:p>
          </table:table-cell>
          <table:table-cell office:value-type="string" calcext:value-type="string">
            <text:p><text:a xlink:href="https://www.amazon.fr/Increwany-150-pcs-12-9-Acier-alliage-hexagonale/dp/B07FZXXHH9/ref=sr_1_6?__mk_fr_FR=ÅMÅŽÕÑ&amp;keywords=vis+m3+10mm&amp;qid=1559547289&amp;s=gateway&amp;sr=8-6" xlink:type="simple">Increwany 150 pcs 12.9 Acier en alliage de qualité M3 x 10 mm Boulons à tête hexagonale Socket Head Cap Vis</text:a>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Vis M3 50 mm</text:p>
          </table:table-cell>
          <table:table-cell office:value-type="string" calcext:value-type="string">
            <text:p><text:a xlink:href="https://www.amazon.fr/mm-Vis-hexagonale-serrage-capuchon-plastiques/dp/B015A327QQ/ref=sr_1_4?__mk_fr_FR=ÅMÅŽÕÑ&amp;crid=ORY4B6BY6MFL&amp;keywords=vis+m3+50mm&amp;qid=1559133743&amp;s=gateway&amp;sprefix=vis+M3+50%2Caps%2C152&amp;sr=8-4" xlink:type="simple">M3 x 50 mm-Vis à tête hexagonale avec écrous de serrage à capuchon Lot plastiques</text:a>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Vis M8 90 mm</text:p>
          </table:table-cell>
          <table:table-cell office:value-type="string" calcext:value-type="string">
            <text:p><text:a xlink:href="https://www.amazon.fr/Aexit-Entièrement-inoxydable-hexagonale-309X170/dp/B07MCT3PKB/ref=sr_1_5?__mk_fr_FR=ÅMÅŽÕÑ&amp;keywords=vis+m8+90mm&amp;qid=1559133772&amp;s=gateway&amp;sr=8-5" xlink:type="simple">Aexit M8 x 90 mm Entièrement fileté 304 en acier inoxydable Vis à tête hexagonale Bolt 4 pcs 309X170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crou M8</text:p>
          </table:table-cell>
          <table:table-cell office:value-type="string" calcext:value-type="string">
            <text:p><text:a xlink:href="https://www.amazon.fr/hexagonal-galvanisé-M8-Largeur-épaisseur-934-qualité/dp/B078WWJLLS/ref=sr_1_6?__mk_fr_FR=ÅMÅŽÕÑ&amp;keywords=écrou+m8&amp;qid=1559133842&amp;s=gateway&amp;sr=8-6" xlink:type="simple">Lot de 50 Écrou hexagonal en acier galvanisé M8 Largeur Clé 13 mm épaisseur 6 mm de filetage Écrou DIN 934 qualité 1 A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odule Bluetooth HC-05</text:p>
          </table:table-cell>
          <table:table-cell office:value-type="string" calcext:value-type="string">
            <text:p><text:a xlink:href="https://www.amazon.fr/DSD-TECH-HC-05-Bluetooth-Wireless/dp/B074GMQ6G3/ref=as_li_ss_tl?ie=UTF8&amp;qid=1516807310&amp;sr=8-7&amp;keywords=hc-05&amp;linkCode=sl1&amp;tag=ouimadeit-21&amp;linkId=cb8f93fd3a45d2624561f4bfeb321b21" xlink:type="simple">DSD TECH HC-05 Classic Bluetooth 2.0 Serial Wireless BT Module pour Arduino UNO R3 Nano Pro Mini MEGA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oteur</text:p>
          </table:table-cell>
          <table:table-cell office:value-type="string" calcext:value-type="string">
            <text:p><text:a xlink:href="https://www.amazon.fr/LEORX-bipolaire-Stepper-Montage-support/dp/B01HT8B4WI/ref=sr_1_2_sspa?__mk_fr_FR=ÅMÅŽÕÑ&amp;crid=CZUAFR416R1G&amp;keywords=stepper+motor+nema+17&amp;qid=1556004148&amp;s=gateway&amp;sprefix=stepper+motor+%2Caps%2C140&amp;sr=8-2-spons&amp;psc=1" xlink:type="simple">LEORX NEMA 17 bipolaire Stepper Motor Montage support COMBO w 1M câble 4 broches - 40mm 62 oz.in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asyDriver</text:p>
          </table:table-cell>
          <table:table-cell office:value-type="string" calcext:value-type="string">
            <text:p><text:a xlink:href="https://www.amazon.fr/Gikfun-Easydriver-shield-Arduino-EK1204x3U/dp/B07D9KBD92/ref=sr_1_2?__mk_fr_FR=ÅMÅŽÕÑ&amp;keywords=easydriver&amp;qid=1556004450&amp;s=gateway&amp;sr=8-2" xlink:type="simple">Gikfun - Easydriver shield - Moteur pas à pas - Pilote V44 A3967 - Pour Arduino - Lot de 3 pièces - EK1204x3U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limentation 12V</text:p>
          </table:table-cell>
          <table:table-cell office:value-type="string" calcext:value-type="string">
            <text:p><text:a xlink:href="https://www.amazon.fr/SALCAR-Alimentation-adaptateur-transformateur-guirlande/dp/B00ABYBQSK/ref=sr_1_3?__mk_fr_FR=ÅMÅŽÕÑ&amp;crid=OC3QH7JV791C&amp;keywords=alimentation+12v+6a&amp;qid=1559133950&amp;s=gateway&amp;sprefix=alimentation+12v+%2Caps%2C287&amp;sr=8-3" xlink:type="simple">SALCAR 12V 6A 5A Alimentation Adaptateur 5,5 x 2,5mm(2.1mm) transformateur pour Guirlande 5050/3528/2538 LED Bande 4m 5m 6m, 72W Chargeur pour PC Portable, LED Ruban, LCD TFT Monitors, DVD, TVs etc.</text:a>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9">00/00/0000</text:date>, <text:time style:data-style-name="N2" text:time-value="16:04:32.1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0:06:38.491000000</meta:creation-date>
    <dc:date>2019-06-19T16:16:09.570000000</dc:date>
    <meta:editing-duration>PT23H50M25S</meta:editing-duration>
    <meta:editing-cycles>14</meta:editing-cycles>
    <meta:generator>LibreOffice/6.1.0.3$Windows_X86_64 LibreOffice_project/efb621ed25068d70781dc026f7e9c5187a4decd1</meta:generator>
    <meta:document-statistic meta:table-count="1" meta:cell-count="57" meta:object-count="0"/>
  </office:meta>
</office:document-meta>
</file>